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PSessionFwHelper.getXMLAsString( ServiceManager cm , String context ,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PSessionFwHelper.getXML( ServiceManager cm , String context ,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